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weight="bold" officeooo:rsid="000f60d1" officeooo:paragraph-rsid="000f60d1" style:font-weight-asian="bold" style:font-weight-complex="bold"/>
    </style:style>
    <style:style style:name="P2" style:family="paragraph" style:parent-style-name="Standard">
      <style:paragraph-properties fo:line-height="150%"/>
      <style:text-properties fo:font-weight="normal" officeooo:rsid="000fd1c2" officeooo:paragraph-rsid="000fd1c2"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Outline – we know a ton about evolution of C3, C4 grasses and Crasulean Acid metabolism (CAM) in terrestrial plants, down to exact times, but very little about evolution of equivalent carbon concentrating mechanisms (CCMs) in marine and aquatic pl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urtney </meta:initial-creator>
    <meta:creation-date>2016-07-30T17:45:50.881113480</meta:creation-date>
    <dc:date>2016-09-26T22:44:49.831650339</dc:date>
    <dc:creator>Courtney </dc:creator>
    <meta:editing-duration>P0D</meta:editing-duration>
    <meta:editing-cycles>2</meta:editing-cycles>
    <meta:generator>LibreOffice/4.2.8.2$Linux_x86 LibreOffice_project/420m0$Build-2</meta:generator>
    <meta:document-statistic meta:table-count="0" meta:image-count="0" meta:object-count="0" meta:page-count="1" meta:paragraph-count="2" meta:word-count="40" meta:character-count="263" meta:non-whitespace-character-count="224"/>
  </office:meta>
</office:document-meta>
</file>